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HO this discussion is becoming circular. Here's my summary of what I think we are discussing:</text:p>
      <text:p text:style-name="Standard">1) It seems there is agreement that SymPy is should not be responsible for people using logically flawed substitutions or reasoning plus we want to allow the people to do a standard algebraic proof that an equation is invalid. Simple example:</text:p>
      <text:p text:style-name="Standard">&gt;&gt;&gt; Eqn(a, a+1)</text:p>
      <text:p text:style-name="Standard">a = a +1</text:p>
      <text:p text:style-name="Standard">&gt;&gt;&gt; Eqn(a, a+1)-q</text:p>
      <text:p text:style-name="Standard">0 = 1</text:p>
      <text:p text:style-name="Standard">Thus the original equation was not valid.</text:p>
      <text:p text:style-name="Standard">2) I believe the current behavior of SymPy and the proposed</text:p>
      <text:p text:style-name="Standard">3) Periodically, inequality relations have been brought into the discussion. I think they are something SymPy should handle, but as best I can tell the infrastructure is not yet there. Thus, I think we should focus on how an equation representing an equality should behave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21:14:48.915234065</meta:creation-date>
    <dc:date>2021-02-11T21:15:32.000815389</dc:date>
    <meta:editing-duration>PT44S</meta:editing-duration>
    <meta:editing-cycles>1</meta:editing-cycles>
    <meta:document-statistic meta:table-count="0" meta:image-count="0" meta:object-count="0" meta:page-count="1" meta:paragraph-count="9" meta:word-count="133" meta:character-count="754" meta:non-whitespace-character-count="630"/>
    <meta:generator>LibreOffice/6.4.6.2$Linux_X86_64 LibreOffice_project/40$Build-2</meta:generator>
  </office:meta>
</office:document-meta>
</file>